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color="#FF4000"/>
    </style:style>
    <style:style style:name="T3" style:parent-style-name="DefaultParagraphFont" style:family="text">
      <style:text-properties style:font-name-complex="Times New Roman" fo:color="#FF4000" style:language-complex="ar" style:country-complex="SA"/>
    </style:style>
    <style:style style:name="T4" style:parent-style-name="DefaultParagraphFont" style:family="text">
      <style:text-properties fo:color="#FF4000"/>
    </style:style>
    <style:style style:name="T5" style:parent-style-name="DefaultParagraphFont" style:family="text">
      <style:text-properties style:font-name-complex="Times New Roman" fo:color="#FF4000" style:language-complex="ar" style:country-complex="SA"/>
    </style:style>
    <style:style style:name="T6" style:parent-style-name="DefaultParagraphFont" style:family="text">
      <style:text-properties style:font-name-complex="Times New Roman" fo:color="#FF4000" style:language-complex="ar" style:country-complex="SA"/>
    </style:style>
    <style:style style:name="T7" style:parent-style-name="DefaultParagraphFont" style:family="text">
      <style:text-properties fo:color="#FF4000"/>
    </style:style>
    <style:style style:name="T8" style:parent-style-name="DefaultParagraphFont" style:family="text">
      <style:text-properties style:font-name-complex="Times New Roman" fo:color="#FF4000" style:language-complex="ar" style:country-complex="SA"/>
    </style:style>
    <style:style style:name="T9" style:parent-style-name="DefaultParagraphFont" style:family="text">
      <style:text-properties fo:color="#FF4000"/>
    </style:style>
    <style:style style:name="T10" style:parent-style-name="DefaultParagraphFont" style:family="text">
      <style:text-properties style:font-name-complex="Times New Roman" fo:color="#FF4000" style:language-complex="ar" style:country-complex="SA"/>
    </style:style>
    <style:style style:name="T11" style:parent-style-name="DefaultParagraphFont" style:family="text">
      <style:text-properties style:font-name-complex="Times New Roman" fo:color="#FF4000" style:language-complex="ar" style:country-complex="SA"/>
    </style:style>
    <style:style style:name="T12" style:parent-style-name="DefaultParagraphFont" style:family="text">
      <style:text-properties fo:color="#FF4000"/>
    </style:style>
    <style:style style:name="T13" style:parent-style-name="DefaultParagraphFont" style:family="text">
      <style:text-properties style:font-name-complex="Times New Roman" fo:color="#FF4000" style:language-complex="ar" style:country-complex="SA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style:font-name-complex="Times New Roman" fo:color="#FF4000" style:language-complex="ar" style:country-complex="SA"/>
    </style:style>
    <style:style style:name="P16" style:parent-style-name="Standard" style:family="paragraph">
      <style:paragraph-properties fo:text-align="center"/>
      <style:text-properties fo:color="#000000"/>
    </style:style>
    <style:style style:name="P17" style:parent-style-name="Standard" style:family="paragraph">
      <style:paragraph-properties fo:text-align="center"/>
    </style:style>
    <style:style style:name="T18" style:parent-style-name="DefaultParagraphFont" style:family="text">
      <style:text-properties style:font-name-complex="Times New Roman" fo:color="#FF4000" style:language-complex="ar" style:country-complex="SA"/>
    </style:style>
    <style:style style:name="T19" style:parent-style-name="DefaultParagraphFont" style:family="text">
      <style:text-properties fo:color="#FF4000" style:language-complex="ar" style:country-complex="SA"/>
    </style:style>
    <style:style style:name="T20" style:parent-style-name="DefaultParagraphFont" style:family="text">
      <style:text-properties style:font-name-complex="Times New Roman" fo:color="#FF4000" style:language-complex="ar" style:country-complex="SA"/>
    </style:style>
    <style:style style:name="T21" style:parent-style-name="DefaultParagraphFont" style:family="text">
      <style:text-properties fo:color="#FF4000" style:language-complex="ar" style:country-complex="SA"/>
    </style:style>
    <style:style style:name="T22" style:parent-style-name="DefaultParagraphFont" style:family="text">
      <style:text-properties style:font-name-complex="Times New Roman" fo:color="#FF4000" style:language-complex="ar" style:country-complex="SA"/>
    </style:style>
    <style:style style:name="P23" style:parent-style-name="Standard" style:family="paragraph">
      <style:text-properties fo:color="#FF4000"/>
    </style:style>
    <style:style style:name="T24" style:parent-style-name="DefaultParagraphFont" style:family="text">
      <style:text-properties style:font-name-complex="Times New Roman" fo:color="#FF4000" style:language-complex="ar" style:country-complex="SA"/>
    </style:style>
    <style:style style:name="P25" style:parent-style-name="Standard" style:family="paragraph">
      <style:text-properties fo:color="#FF4000"/>
    </style:style>
    <style:style style:name="T26" style:parent-style-name="DefaultParagraphFont" style:family="text">
      <style:text-properties style:font-name-complex="Times New Roman" fo:color="#FF4000" style:language-complex="ar" style:country-complex="SA"/>
    </style:style>
    <style:style style:name="T27" style:parent-style-name="DefaultParagraphFont" style:family="text">
      <style:text-properties style:font-name-complex="Times New Roman" fo:color="#FF4000" style:language-complex="ar" style:country-complex="SA"/>
    </style:style>
    <style:style style:name="T28" style:parent-style-name="DefaultParagraphFont" style:family="text">
      <style:text-properties fo:color="#FF4000"/>
    </style:style>
    <style:style style:name="T29" style:parent-style-name="DefaultParagraphFont" style:family="text">
      <style:text-properties style:font-name-complex="Times New Roman" fo:color="#FF4000" style:language-complex="ar" style:country-complex="SA"/>
    </style:style>
    <style:style style:name="T30" style:parent-style-name="DefaultParagraphFont" style:family="text">
      <style:text-properties style:font-name-complex="Times New Roman" fo:color="#FF4000" style:language-complex="ar" style:country-complex="SA"/>
    </style:style>
    <style:style style:name="P31" style:parent-style-name="Standard" style:family="paragraph">
      <style:paragraph-properties fo:text-align="end"/>
    </style:style>
    <style:style style:name="T32" style:parent-style-name="DefaultParagraphFont" style:family="text">
      <style:text-properties style:font-name-complex="Times New Roman" fo:color="#FF4000" style:language-complex="ar" style:country-complex="SA"/>
    </style:style>
    <style:style style:name="P33" style:parent-style-name="Standard" style:family="paragraph">
      <style:paragraph-properties fo:text-align="end"/>
    </style:style>
    <style:style style:name="T34" style:parent-style-name="DefaultParagraphFont" style:family="text">
      <style:text-properties style:font-name-complex="Times New Roman" fo:color="#FF4000" style:language-complex="ar" style:country-complex="SA"/>
    </style:style>
    <style:style style:name="P35" style:parent-style-name="Standard" style:family="paragraph">
      <style:paragraph-properties fo:text-align="end"/>
      <style:text-properties fo:color="#FF4000"/>
    </style:style>
    <style:style style:name="P36" style:parent-style-name="Standard" style:family="paragraph">
      <style:paragraph-properties fo:text-align="end"/>
      <style:text-properties fo:color="#FF4000" style:language-complex="fa" style:country-complex="IR"/>
    </style:style>
    <style:style style:name="P37" style:parent-style-name="Standard" style:family="paragraph">
      <style:paragraph-properties fo:text-align="end"/>
      <style:text-properties fo:color="#FF4000"/>
    </style:style>
    <style:style style:name="P38" style:parent-style-name="Standard" style:family="paragraph">
      <style:paragraph-properties fo:text-align="end"/>
      <style:text-properties fo:color="#FF4000"/>
    </style:style>
    <style:style style:name="P39" style:parent-style-name="Standard" style:family="paragraph">
      <style:paragraph-properties fo:text-align="end"/>
      <style:text-properties fo:color="#FF4000"/>
    </style:style>
    <style:style style:name="P40" style:parent-style-name="Standard" style:family="paragraph">
      <style:paragraph-properties fo:text-align="end"/>
      <style:text-properties fo:color="#FF4000"/>
    </style:style>
    <style:style style:name="P41" style:parent-style-name="Standard" style:family="paragraph">
      <style:paragraph-properties fo:text-align="end"/>
      <style:text-properties fo:color="#FF4000"/>
    </style:style>
    <style:style style:name="P42" style:parent-style-name="Standard" style:family="paragraph">
      <style:paragraph-properties fo:text-align="end"/>
      <style:text-properties fo:color="#FF4000"/>
    </style:style>
    <style:style style:name="P43" style:parent-style-name="Standard" style:family="paragraph">
      <style:paragraph-properties fo:text-align="end"/>
      <style:text-properties fo:color="#FF4000"/>
    </style:style>
    <style:style style:name="P44" style:parent-style-name="Standard" style:family="paragraph">
      <style:paragraph-properties fo:text-align="end"/>
      <style:text-properties fo:color="#FF4000"/>
    </style:style>
    <style:style style:name="P45" style:parent-style-name="Standard" style:family="paragraph">
      <style:paragraph-properties fo:text-align="end"/>
    </style:style>
    <style:style style:name="T46" style:parent-style-name="DefaultParagraphFont" style:family="text">
      <style:text-properties fo:color="#FF4000"/>
    </style:style>
    <style:style style:name="P47" style:parent-style-name="Normal" style:family="paragraph">
      <style:paragraph-properties fo:text-align="center"/>
      <style:text-properties fo:font-size="6pt" style:font-size-asian="6pt" style:font-size-complex="6pt"/>
    </style:style>
    <style:style style:name="T48" style:parent-style-name="DefaultParagraphFont" style:family="text">
      <style:text-properties fo:color="#FF4000"/>
    </style:style>
    <style:style style:name="P49" style:parent-style-name="Normal" style:family="paragraph">
      <style:paragraph-properties fo:text-align="center"/>
      <style:text-properties fo:font-size="6pt" style:font-size-asian="6pt" style:font-size-complex="6pt"/>
    </style:style>
    <style:style style:name="P50" style:parent-style-name="Standard" style:family="paragraph">
      <style:paragraph-properties fo:text-align="end"/>
    </style:style>
    <style:style style:name="T51" style:parent-style-name="DefaultParagraphFont" style:family="text">
      <style:text-properties fo:color="#FF4000"/>
    </style:style>
    <style:style style:name="T52" style:parent-style-name="DefaultParagraphFont" style:family="text">
      <style:text-properties fo:color="#FF4000"/>
    </style:style>
    <style:style style:name="T53" style:parent-style-name="DefaultParagraphFont" style:family="text">
      <style:text-properties fo:color="#FF4000"/>
    </style:style>
    <style:style style:name="P54" style:parent-style-name="Standard" style:family="paragraph">
      <style:paragraph-properties fo:text-align="end"/>
      <style:text-properties fo:color="#FF4000"/>
    </style:style>
    <style:style style:name="P55" style:parent-style-name="Standard" style:family="paragraph">
      <style:paragraph-properties fo:text-align="end"/>
    </style:style>
    <style:style style:name="T56" style:parent-style-name="DefaultParagraphFont" style:family="text">
      <style:text-properties fo:color="#FF4000"/>
    </style:style>
    <style:style style:name="P57" style:parent-style-name="Normal" style:family="paragraph">
      <style:paragraph-properties fo:text-align="center"/>
      <style:text-properties fo:font-size="6pt" style:font-size-asian="6pt" style:font-size-complex="6pt"/>
    </style:style>
    <style:style style:name="T58" style:parent-style-name="DefaultParagraphFont" style:family="text">
      <style:text-properties fo:color="#FF4000"/>
    </style:style>
    <style:style style:name="P59" style:parent-style-name="Normal" style:family="paragraph">
      <style:paragraph-properties fo:text-align="center"/>
      <style:text-properties fo:font-size="6pt" style:font-size-asian="6pt" style:font-size-complex="6pt"/>
    </style:style>
    <style:style style:name="T60" style:parent-style-name="DefaultParagraphFont" style:family="text">
      <style:text-properties fo:color="#FF4000"/>
    </style:style>
    <style:style style:name="P61" style:parent-style-name="Normal" style:family="paragraph">
      <style:paragraph-properties fo:text-align="center"/>
      <style:text-properties fo:font-size="6pt" style:font-size-asian="6pt" style:font-size-complex="6pt"/>
    </style:style>
    <style:style style:name="T62" style:parent-style-name="DefaultParagraphFont" style:family="text">
      <style:text-properties fo:color="#FF4000"/>
    </style:style>
    <style:style style:name="P63" style:parent-style-name="Normal" style:family="paragraph">
      <style:paragraph-properties fo:text-align="center"/>
      <style:text-properties fo:font-size="6pt" style:font-size-asian="6pt" style:font-size-complex="6pt"/>
    </style:style>
    <style:style style:name="T64" style:parent-style-name="DefaultParagraphFont" style:family="text">
      <style:text-properties fo:color="#FF4000"/>
    </style:style>
    <style:style style:name="P65" style:parent-style-name="Normal" style:family="paragraph">
      <style:paragraph-properties fo:text-align="center"/>
      <style:text-properties fo:font-size="6pt" style:font-size-asian="6pt" style:font-size-complex="6pt"/>
    </style:style>
    <style:style style:name="P66" style:parent-style-name="Standard" style:family="paragraph">
      <style:paragraph-properties fo:text-align="end"/>
    </style:style>
    <style:style style:name="P67" style:parent-style-name="Normal" style:family="paragraph">
      <style:paragraph-properties fo:text-align="center"/>
      <style:text-properties fo:font-size="6pt" style:font-size-asian="6pt" style:font-size-complex="6pt"/>
    </style:style>
    <style:style style:name="P68" style:parent-style-name="Normal" style:family="paragraph">
      <style:paragraph-properties fo:text-align="center"/>
      <style:text-properties fo:font-size="6pt" style:font-size-asian="6pt" style:font-size-complex="6pt"/>
    </style:style>
    <style:style style:name="P69" style:parent-style-name="Normal" style:family="paragraph">
      <style:paragraph-properties fo:text-align="center"/>
      <style:text-properties fo:font-size="6pt" style:font-size-asian="6pt" style:font-size-complex="6pt"/>
    </style:style>
    <style:style style:name="T70" style:parent-style-name="DefaultParagraphFont" style:family="text">
      <style:text-properties style:font-name-complex="Times New Roman" fo:color="#FF4000" style:language-complex="ar" style:country-complex="SA"/>
    </style:style>
    <style:style style:name="P71" style:parent-style-name="Standard" style:family="paragraph">
      <style:text-properties fo:color="#2A6099"/>
    </style:style>
    <style:style style:name="P72" style:parent-style-name="Standard" style:family="paragraph">
      <style:text-properties fo:color="#2A6099"/>
    </style:style>
    <style:style style:name="T73" style:parent-style-name="DefaultParagraphFont" style:family="text">
      <style:text-properties fo:color="#000000"/>
    </style:style>
    <style:style style:name="T74" style:parent-style-name="DefaultParagraphFont" style:family="text">
      <style:text-properties fo:color="#2A6099"/>
    </style:style>
    <style:style style:name="T75" style:parent-style-name="DefaultParagraphFont" style:family="text">
      <style:text-properties fo:color="#FF4000"/>
    </style:style>
    <style:style style:name="P76" style:parent-style-name="Standard" style:family="paragraph">
      <style:text-properties fo:color="#2A6099"/>
    </style:style>
    <style:style style:name="T77" style:parent-style-name="DefaultParagraphFont" style:family="text">
      <style:text-properties style:font-name-complex="Times New Roman" fo:color="#2A6099" style:language-complex="ar" style:country-complex="SA"/>
    </style:style>
    <style:style style:name="T78" style:parent-style-name="DefaultParagraphFont" style:family="text">
      <style:text-properties fo:color="#2A6099"/>
    </style:style>
    <style:style style:name="T79" style:parent-style-name="DefaultParagraphFont" style:family="text">
      <style:text-properties fo:color="#C9211E"/>
    </style:style>
    <style:style style:name="T80" style:parent-style-name="DefaultParagraphFont" style:family="text">
      <style:text-properties fo:color="#FF4000"/>
    </style:style>
    <style:style style:name="T81" style:parent-style-name="DefaultParagraphFont" style:family="text">
      <style:text-properties style:font-name-complex="Times New Roman" fo:color="#FF4000" style:language-complex="ar" style:country-complex="SA"/>
    </style:style>
    <style:style style:name="P82" style:parent-style-name="Standard" style:family="paragraph">
      <style:text-properties fo:color="#FF4000"/>
    </style:style>
    <style:style style:name="P83" style:parent-style-name="Standard" style:family="paragraph">
      <style:text-properties fo:color="#000000"/>
    </style:style>
    <style:style style:name="P84" style:parent-style-name="Standard" style:family="paragraph">
      <style:text-properties fo:color="#000000"/>
    </style:style>
    <style:style style:name="T85" style:parent-style-name="DefaultParagraphFont" style:family="text">
      <style:text-properties fo:color="#000000"/>
    </style:style>
    <style:style style:name="T86" style:parent-style-name="DefaultParagraphFont" style:family="text">
      <style:text-properties style:font-name-complex="Times New Roman" fo:color="#FF4000" style:language-complex="ar" style:country-complex="SA"/>
    </style:style>
    <style:style style:name="T87" style:parent-style-name="DefaultParagraphFont" style:family="text">
      <style:text-properties fo:color="#FF4000"/>
    </style:style>
    <style:style style:name="T88" style:parent-style-name="DefaultParagraphFont" style:family="text">
      <style:text-properties style:font-name-complex="Times New Roman" fo:color="#FF4000" style:language-complex="ar" style:country-complex="SA"/>
    </style:style>
    <style:style style:name="P89" style:parent-style-name="Standard" style:family="paragraph">
      <style:text-properties fo:color="#000000"/>
    </style:style>
    <style:style style:name="P90" style:parent-style-name="Standard" style:family="paragraph">
      <style:text-properties fo:color="#000000"/>
    </style:style>
    <style:style style:name="T91" style:parent-style-name="DefaultParagraphFont" style:family="text">
      <style:text-properties style:font-name-complex="Times New Roman" style:language-complex="ar" style:country-complex="SA"/>
    </style:style>
    <style:style style:name="T92" style:parent-style-name="DefaultParagraphFont" style:family="text">
      <style:text-properties fo:color="#000000"/>
    </style:style>
    <style:style style:name="T93" style:parent-style-name="DefaultParagraphFont" style:family="text">
      <style:text-properties fo:color="#000000"/>
    </style:style>
    <style:style style:name="P94" style:parent-style-name="Standard" style:family="paragraph">
      <style:text-properties fo:color="#000000"/>
    </style:style>
    <style:style style:name="P95" style:parent-style-name="Standard" style:family="paragraph">
      <style:text-properties fo:color="#000000"/>
    </style:style>
    <style:style style:name="P96" style:parent-style-name="Standard" style:family="paragraph">
      <style:text-properties fo:color="#000000"/>
    </style:style>
    <style:style style:name="P97" style:parent-style-name="Standard" style:family="paragraph">
      <style:text-properties fo:color="#000000"/>
    </style:style>
    <style:style style:name="P98" style:parent-style-name="Standard" style:family="paragraph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Standard" style:family="paragraph">
      <style:text-properties fo:color="#000000"/>
    </style:style>
    <style:style style:name="P101" style:parent-style-name="Standard" style:family="paragraph">
      <style:text-properties fo:color="#000000"/>
    </style:style>
    <style:style style:name="P102" style:parent-style-name="Standard" style:family="paragraph">
      <style:text-properties fo:color="#000000"/>
    </style:style>
    <style:style style:name="P103" style:parent-style-name="Standard" style:family="paragraph">
      <style:text-properties fo:color="#000000"/>
    </style:style>
    <style:style style:name="P104" style:parent-style-name="Standard" style:family="paragraph">
      <style:text-properties fo:color="#000000"/>
    </style:style>
    <style:style style:name="P105" style:parent-style-name="Standard" style:family="paragraph">
      <style:text-properties fo:color="#000000"/>
    </style:style>
    <style:style style:name="P106" style:parent-style-name="Standard" style:family="paragraph">
      <style:text-properties fo:color="#000000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P111" style:parent-style-name="Standard" style:family="paragraph">
      <style:text-properties fo:color="#000000"/>
    </style:style>
    <style:style style:name="P112" style:parent-style-name="Standard" style:family="paragraph">
      <style:text-properties fo:color="#000000"/>
    </style:style>
    <style:style style:name="P113" style:parent-style-name="Standard" style:family="paragraph">
      <style:text-properties fo:color="#000000"/>
    </style:style>
    <style:style style:name="P114" style:parent-style-name="Standard" style:family="paragraph">
      <style:text-properties fo:color="#000000"/>
    </style:style>
    <style:style style:name="P115" style:parent-style-name="Standard" style:family="paragraph">
      <style:text-properties fo:color="#000000"/>
    </style:style>
    <style:style style:name="P116" style:parent-style-name="Standard" style:family="paragraph">
      <style:text-properties fo:color="#000000"/>
    </style:style>
    <style:style style:name="P117" style:parent-style-name="Standard" style:family="paragraph">
      <style:text-properties fo:color="#000000"/>
    </style:style>
    <style:style style:name="P118" style:parent-style-name="Standard" style:family="paragraph">
      <style:text-properties fo:color="#000000"/>
    </style:style>
    <style:style style:name="P119" style:parent-style-name="Standard" style:family="paragraph">
      <style:text-properties fo:color="#000000"/>
    </style:style>
    <style:style style:name="P120" style:parent-style-name="Standard" style:family="paragraph">
      <style:text-properties fo:color="#000000"/>
    </style:style>
    <style:style style:name="P121" style:parent-style-name="Standard" style:family="paragraph">
      <style:text-properties fo:color="#000000"/>
    </style:style>
    <style:style style:name="P122" style:parent-style-name="Standard" style:family="paragraph">
      <style:text-properties fo:color="#000000"/>
    </style:style>
    <style:style style:name="P123" style:parent-style-name="Standard" style:family="paragraph">
      <style:text-properties fo:color="#000000"/>
    </style:style>
    <style:style style:name="P124" style:parent-style-name="Standard" style:family="paragraph">
      <style:text-properties fo:color="#000000"/>
    </style:style>
    <style:style style:name="P125" style:parent-style-name="Standard" style:family="paragraph">
      <style:text-properties fo:color="#000000"/>
    </style:style>
    <style:style style:name="P126" style:parent-style-name="Standard" style:family="paragraph">
      <style:text-properties fo:color="#000000"/>
    </style:style>
    <style:style style:name="P127" style:parent-style-name="Standard" style:family="paragraph">
      <style:text-properties fo:color="#000000"/>
    </style:style>
    <style:style style:name="P128" style:parent-style-name="Standard" style:family="paragraph">
      <style:text-properties fo:color="#000000"/>
    </style:style>
    <style:style style:name="P129" style:parent-style-name="Standard" style:family="paragraph">
      <style:text-properties fo:color="#000000"/>
    </style:style>
    <style:style style:name="P130" style:parent-style-name="Standard" style:family="paragraph">
      <style:text-properties fo:color="#000000"/>
    </style:style>
    <style:style style:name="P131" style:parent-style-name="Standard" style:family="paragraph">
      <style:text-properties fo:color="#000000"/>
    </style:style>
    <style:style style:name="P132" style:parent-style-name="Standard" style:family="paragraph">
      <style:text-properties fo:color="#000000"/>
    </style:style>
    <style:style style:name="P133" style:parent-style-name="Standard" style:family="paragraph">
      <style:text-properties fo:color="#000000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color="#000000"/>
    </style:style>
    <style:style style:name="P136" style:parent-style-name="Standard" style:family="paragraph">
      <style:text-properties fo:color="#000000"/>
    </style:style>
    <style:style style:name="P137" style:parent-style-name="Standard" style:family="paragraph">
      <style:text-properties fo:color="#000000"/>
    </style:style>
    <style:style style:name="P138" style:parent-style-name="Standard" style:family="paragraph">
      <style:text-properties fo:color="#000000"/>
    </style:style>
    <style:style style:name="P139" style:parent-style-name="Standard" style:family="paragraph">
      <style:text-properties fo:color="#000000"/>
    </style:style>
    <style:style style:name="P140" style:parent-style-name="Standard" style:family="paragraph">
      <style:text-properties fo:color="#000000"/>
    </style:style>
    <style:style style:name="P141" style:parent-style-name="Standard" style:family="paragraph">
      <style:text-properties fo:color="#000000"/>
    </style:style>
    <style:style style:name="P142" style:parent-style-name="Standard" style:family="paragraph">
      <style:text-properties fo:color="#000000"/>
    </style:style>
    <style:style style:name="P143" style:parent-style-name="Standard" style:family="paragraph">
      <style:text-properties fo:color="#000000"/>
    </style:style>
    <style:style style:name="P144" style:parent-style-name="Standard" style:family="paragraph">
      <style:text-properties fo:color="#000000"/>
    </style:style>
    <style:style style:family="graphic" style:name="a1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:</text:span><text:span text:style-name="T3">ساخت دایرکتوری</text:span></text:p>
      <text:p text:style-name="Standard">mkdir project-name</text:p>
      <text:p text:style-name="Standard"/>
      <text:p text:style-name="Standard"><text:span text:style-name="T4">:</text:span><text:span text:style-name="T5">ساخت فایل</text:span></text:p>
      <text:p text:style-name="Standard">touch page1.html</text:p>
      <text:p text:style-name="Standard">touch page2.html page3.html<text:s/><text:span text:style-name="T6">ساخت همزمان چند فایل</text:span></text:p>
      <text:p text:style-name="Standard"/>
      <text:p text:style-name="Standard"><text:span text:style-name="T7">:</text:span><text:span text:style-name="T8">حذف فایل</text:span></text:p>
      <text:p text:style-name="Standard">git rm footer.html</text:p>
      <text:p text:style-name="Standard"/>
      <text:p text:style-name="Standard"><text:span text:style-name="T9">:</text:span><text:span text:style-name="T10">شروع کردن تنظیمات اولیه</text:span></text:p>
      <text:p text:style-name="Standard">git init ……..<text:span text:style-name="T11">یک دایرکتوری می سازد</text:span></text:p>
      <text:p text:style-name="Standard"/>
      <text:p text:style-name="Standard"><text:span text:style-name="T12">:</text:span><text:span text:style-name="T13">بررسی وضعیت</text:span></text:p>
      <text:p text:style-name="Standard"><text:span text:style-name="T14">git status…...</text:span><text:span text:style-name="T15">چی کا را کردی</text:span></text:p>
      <text:p text:style-name="P16"/>
      <text:p text:style-name="P17"><text:span text:style-name="T18">وقتی فایل ها تغییر می کنند شما آن ها را کامل کرده پ به وضعیت استیج</text:span><text:span text:style-name="T19">(</text:span><text:span text:style-name="T20">پیش از کامیت</text:span><text:span text:style-name="T21">)<text:s/></text:span><text:span text:style-name="T22">می برید و آماده کامیت می شویم</text:span></text:p>
      <text:p text:style-name="P23"/>
      <text:p text:style-name="Standard"><text:span text:style-name="T24">گیت اد فایل را به گیت می شناساند و به وضعیت استیج می برد میتوان همه یا فقط یکی را شناساند</text:span></text:p>
      <text:p text:style-name="P25"/>
      <text:p text:style-name="Standard"/>
      <text:p text:style-name="Standard">git add filename.format</text:p>
      <text:p text:style-name="Standard">git add ”*.html”<text:s/><text:span text:style-name="T26">یا فقط همه ی فایل ها بایک فرمت مشخص</text:span></text:p>
      <text:p text:style-name="Standard">git add -A</text:p>
      <text:p text:style-name="Standard"/>
      <text:p text:style-name="Standard"><text:span text:style-name="T27">کامیت کردن و ثبت یک نقطه از تغییرات</text:span></text:p>
      <text:p text:style-name="Standard"/>
      <text:p text:style-name="Standard"/>
      <text:p text:style-name="Standard">git commit -m ‘comment’</text:p>
      <text:p text:style-name="Standard"/>
      <text:p text:style-name="Standard"><text:span text:style-name="T28">:</text:span><text:span text:style-name="T29">دیدن تاریخچه ی کامیت ها</text:span></text:p>
      <text:p text:style-name="Standard"><text:span text:style-name="T30">هرکامیت کدی یونیک دارد می توان به هر کدام از آنها بازگشت</text:span></text:p>
      <text:p text:style-name="Standard"/>
      <text:p text:style-name="Standard">git log <text:s text:c="3"/></text:p>
      <text:p text:style-name="Standard"/>
      <text:p text:style-name="P31"><text:span text:style-name="T32">گاهی در پروژه پیش می آید که حرکت پروژه دیگر به صورت خطی نیست به طور مثال در پروژه ی بانکی تا سه کامیت پیش رفته ایم و به ما میگویند کپجا را به پروژه بیافزا <text:s/>در اینجا مثلا ما از کامیت دوم یک برنچ جدا میکنیم و به گسترش</text:span></text:p>
      <text:p text:style-name="P33"><text:span text:style-name="T34">کپجا در آنجا می پردازیم و پس از تکمیل با پروژه ی اصلی در کامیت مثلا پنجم مرج می کنیم</text:span></text:p>
      <text:p text:style-name="P35"/>
      <text:p text:style-name="P36">برای بازگشت به یک کامیت <text:s/>برای برنچ اصلی <text:s/>و ادامه دادن:</text:p>
      <text:p text:style-name="Standard">git reset --hard 245a7cdbbbd5136f38be7fcad199434844453610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6"><draw:custom-shape svg:x="2.2299in" svg:y="0.0528in" svg:width="0.74653in" svg:height="0.45625in" draw:z-index="15" draw:id="id0" draw:style-name="a0" draw:name="Shape 6" text:anchor-type="paragraph"><svg:title/><svg:desc/><text:p text:style-name="P47">Dual lang com1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48"><draw:custom-shape svg:x="3.3575in" svg:y="0.0299in" svg:width="0.74653in" svg:height="0.45625in" draw:z-index="16" draw:id="id1" draw:style-name="a1" draw:name="Shape 7" text:anchor-type="paragraph"><svg:title/><svg:desc/><text:p text:style-name="P49">Dual lang com2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/text:p>
      <text:p text:style-name="P50"><text:span text:style-name="T51"><draw:connector draw:type="line" svg:x1="1.9398in" svg:y1="0.52622in" svg:x2="2.25855in" svg:y2="0.0783in" draw:z-index="2" draw:id="id2" draw:style-name="a2" draw:name="Line 2" text:anchor-type="paragraph"><svg:title/><svg:desc/></draw:connector></text:span><text:span text:style-name="T52"><draw:connector draw:type="line" svg:x1="3.39797in" svg:y1="0.0555in" svg:x2="2.8945in" svg:y2="0.08397in" draw:z-index="3" draw:id="id3" draw:style-name="a3" draw:name="Line 3" text:anchor-type="paragraph"><svg:title/><svg:desc/></draw:connector></text:span><text:span text:style-name="T53"><draw:connector draw:type="line" svg:x1="4.1043in" svg:y1="0.061in" svg:x2="4.82166in" svg:y2="0.57072in" draw:z-index="4" draw:id="id4" draw:style-name="a4" draw:name="Line 4" text:anchor-type="paragraph"><svg:title/><svg:desc/></draw:connector></text:span></text:p>
      <text:p text:style-name="P54"/>
      <text:soft-page-break/>
      <text:p text:style-name="P55"><text:span text:style-name="T56"><draw:custom-shape svg:x="3.0264in" svg:y="0.1508in" svg:width="0.74653in" svg:height="0.45625in" draw:z-index="10" draw:id="id5" draw:style-name="a5" draw:name="Shape 3" text:anchor-type="paragraph"><svg:title/><svg:desc/><text:p text:style-name="P57">commit3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58"><draw:custom-shape svg:x="-0.0799in" svg:y="0.139in" svg:width="0.74653in" svg:height="0.45625in" draw:z-index="8" draw:id="id6" draw:style-name="a6" draw:name="Shape 1" text:anchor-type="paragraph"><svg:title/><svg:desc/><text:p text:style-name="P59">commit1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60"><draw:custom-shape svg:x="6.0252in" svg:y="0.1752in" svg:width="0.74653in" svg:height="0.45625in" draw:z-index="251658240" draw:id="id7" draw:style-name="a7" draw:name="Shape 5" text:anchor-type="paragraph"><svg:title/><svg:desc/><text:p text:style-name="P61">commit5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62"><draw:custom-shape svg:x="1.5638in" svg:y="0.1437in" svg:width="0.74653in" svg:height="0.45625in" draw:z-index="9" draw:id="id8" draw:style-name="a8" draw:name="Shape 2" text:anchor-type="paragraph"><svg:title/><svg:desc/><text:p text:style-name="P63">commit2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64"><draw:custom-shape svg:x="4.4453in" svg:y="0.1634in" svg:width="0.74653in" svg:height="0.45625in" draw:z-index="11" draw:id="id9" draw:style-name="a9" draw:name="Shape 4" text:anchor-type="paragraph"><svg:title/><svg:desc/><text:p text:style-name="P65">commit4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/text:p>
      <text:p text:style-name="P66"><draw:connector draw:type="line" svg:x1="0.6665in" svg:y1="0.172in" svg:x2="6.04775in" svg:y2="0.21158in" draw:z-index="251659264" draw:id="id10" draw:style-name="a10" draw:name="Line 1" text:anchor-type="paragraph"><svg:title/><svg:desc/></draw:connector></text:p>
      <text:p text:style-name="Standard"><draw:connector draw:type="line" svg:x1="0.4181in" svg:y1="0.0126in" svg:x2="1.06046in" svg:y2="0.7126in" draw:z-index="5" draw:id="id11" draw:style-name="a11" draw:name="Line 5" text:anchor-type="paragraph"><svg:title/><svg:desc/></draw:connector><draw:connector draw:type="line" svg:x1="4.4457in" svg:y1="0.82229in" svg:x2="6.04778in" svg:y2="0.0209in" draw:z-index="7" draw:id="id12" draw:style-name="a12" draw:name="Line 7" text:anchor-type="paragraph"><svg:title/><svg:desc/></draw:connector></text:p>
      <text:p text:style-name="Standard"/>
      <text:p text:style-name="Standard"/>
      <text:p text:style-name="Standard"><draw:custom-shape svg:x="0.7256in" svg:y="0.0244in" svg:width="0.74653in" svg:height="0.45625in" draw:z-index="14" draw:id="id13" draw:style-name="a13" draw:name="Shape 8" text:anchor-type="paragraph"><svg:title/><svg:desc/><text:p text:style-name="P67">Capca com1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draw:custom-shape svg:x="2.4374in" svg:y="0.0362in" svg:width="0.74653in" svg:height="0.45625in" draw:z-index="13" draw:id="id14" draw:style-name="a14" draw:name="Shape 9" text:anchor-type="paragraph"><svg:title/><svg:desc/><text:p text:style-name="P68">Capca com1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draw:custom-shape svg:x="4.1799in" svg:y="0.0244in" svg:width="0.74653in" svg:height="0.45625in" draw:z-index="12" draw:id="id15" draw:style-name="a15" draw:name="Shape 10" text:anchor-type="paragraph"><svg:title/><svg:desc/><text:p text:style-name="P69">Capca com1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p>
      <text:p text:style-name="Standard"><draw:connector draw:type="line" svg:x1="1.4016in" svg:y1="0.05in" svg:x2="4.24327in" svg:y2="0.06667in" draw:z-index="6" draw:id="id16" draw:style-name="a16" draw:name="Line 6" text:anchor-type="paragraph"><svg:title/><svg:desc/></draw:connector></text:p>
      <text:p text:style-name="Standard"/>
      <text:p text:style-name="Standard"><text:s/></text:p>
      <text:p text:style-name="Standard">git branch fixpages<text:s/><text:span text:style-name="T70">ساخت برنچ</text:span></text:p>
      <text:p text:style-name="P71"><text:s/></text:p>
      <text:p text:style-name="P72"/>
      <text:p text:style-name="Standard"><text:span text:style-name="T73">git checkout fixpages<text:s/></text:span><text:span text:style-name="T74"><text:s/>:</text:span><text:span text:style-name="T75">change the branch</text:span></text:p>
      <text:p text:style-name="P76"/>
      <text:p text:style-name="Standard"><text:span text:style-name="T77">زمانی که یک فایل را از استیج حذف می کنیم</text:span></text:p>
      <text:p text:style-name="Standard"><text:span text:style-name="T78">git reset file.format</text:span><text:span text:style-name="T79"><text:s/>: for delete a file of the add and after that do commit</text:span></text:p>
      <text:p text:style-name="Standard"/>
      <text:p text:style-name="Standard"><text:span text:style-name="T80">:</text:span><text:span text:style-name="T81">در برنچ اصلی خود هستیم و می خواهیم برنچ فرعی را به برنچ اصلی مرج کنیم پس می نویسیم</text:span></text:p>
      <text:p text:style-name="P82"/>
      <text:p text:style-name="P83">git merge fixpages</text:p>
      <text:p text:style-name="P84"/>
      <text:p text:style-name="Standard"><text:span text:style-name="T85">git branch -d branchname <text:s/></text:span><text:span text:style-name="T86">حذف برنچ</text:span></text:p>
      <text:p text:style-name="Standard"><text:span text:style-name="T87">:<text:s/></text:span><text:span text:style-name="T88">می توان از آدرس پروژه های گیتهاب برای ادیت آن پروژه در سیستم خود با دستور زیر استفاده کرد</text:span></text:p>
      <text:p text:style-name="P89">git clone https://github.com/jadijadi/titap_mystry.git</text:p>
      <text:p text:style-name="P90"/>
      <text:p text:style-name="Standard"/>
      <text:p text:style-name="Standard"/>
      <text:p text:style-name="Standard"><text:span text:style-name="T91">اد کردن یک اورجین جدید</text:span></text:p>
      <text:p text:style-name="Standard"><text:span text:style-name="T92">git remote add origin<text:s/></text:span><text:a xlink:href="https://github.com/test-repo/" office:target-frame-name="_top" xlink:show="replace"><text:span text:style-name="T93">https://github.com/test-repo/</text:span></text:a></text:p>
      <text:p text:style-name="P94">git remote</text:p>
      <text:p text:style-name="Standard"/>
      <text:p text:style-name="Standard">git diff HEAD</text:p>
      <text:p text:style-name="Standard">gtt diff –staged</text:p>
      <text:p text:style-name="Standard"/>
      <text:p text:style-name="Standard"/>
      <text:p text:style-name="P95"/>
      <text:p text:style-name="P96"/>
      <text:p text:style-name="P97"/>
      <text:p text:style-name="P98">git push origin master</text:p>
      <text:p text:style-name="P99">git push -u origin master</text:p>
      <text:p text:style-name="P100">git pull origin master</text:p>
      <text:p text:style-name="P101"/>
      <text:p text:style-name="P102"/>
      <text:p text:style-name="P103"/>
      <text:p text:style-name="P104"/>
      <text:p text:style-name="P105">git remote -v : for more informations</text:p>
      <text:p text:style-name="P106">git push -u origin master</text:p>
      <text:p text:style-name="P107"/>
      <text:p text:style-name="P108"/>
      <text:p text:style-name="P109">git tag -a v2.0 -m ‘first version with tag .this is what we are runnig for a long time’</text:p>
      <text:p text:style-name="P110">git tag: it say your versions</text:p>
      <text:p text:style-name="P111">git tag -a <text:s/>v1.8 d32432db343124 <text:s/>-m ‘comments’</text:p>
      <text:soft-page-break/>
      <text:p text:style-name="P112">git show v1.8</text:p>
      <text:p text:style-name="P113">git push orogin v1.8 :for push versions</text:p>
      <text:p text:style-name="P114">git checkout v1.8</text:p>
      <text:p text:style-name="P115"/>
      <text:p text:style-name="P116">gpg –gen-key <text:s text:c="2"/></text:p>
      <text:p text:style-name="P117">gpg <text:s/>--list-key</text:p>
      <text:p text:style-name="P118"/>
      <text:p text:style-name="P119"/>
      <text:p text:style-name="P120">git config --global <text:s/>user.name</text:p>
      <text:p text:style-name="P121">git config --global <text:s/>user.signingKey</text:p>
      <text:p text:style-name="P122">gpg --list-secret-keys --keyid-format LONG</text:p>
      <text:p text:style-name="P123">git config --global <text:s/>user.signingKey 3ED6683D36501F9F</text:p>
      <text:p text:style-name="P124"/>
      <text:p text:style-name="P125">git tag -s v2.1 -m ‘this is me’</text:p>
      <text:p text:style-name="P126">git show v2.1</text:p>
      <text:p text:style-name="P127">git tag -v v2.1</text:p>
      <text:p text:style-name="P128"/>
      <text:p text:style-name="P129">git commit -S -m <text:s/>‘ssada’</text:p>
      <text:p text:style-name="P130"/>
      <text:p text:style-name="P131">git help command</text:p>
      <text:p text:style-name="P132"/>
      <text:p text:style-name="P133">git blame filename.format -L23</text:p>
      <text:p text:style-name="Standard"><text:span text:style-name="T134">git blame filename.format<text:s/></text:span><text:span text:style-name="T135">-L2,30</text:span></text:p>
      <text:p text:style-name="P136"/>
      <text:p text:style-name="P137"/>
      <text:p text:style-name="P138">git bisect start</text:p>
      <text:p text:style-name="P139">git log</text:p>
      <text:p text:style-name="P140">git biscote bad</text:p>
      <text:p text:style-name="P141">git biscot good</text:p>
      <text:p text:style-name="P142"/>
      <text:p text:style-name="P143">https://github.com/schahrijar/django_manual_test.git</text:p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chahrijar bolouri</dc:creator>
    <meta:creation-date>2024-03-06T15:45:00Z</meta:creation-date>
    <dc:date>2024-05-02T23:07:00Z</dc:date>
    <meta:template xlink:href="Normal.dotm" xlink:type="simple"/>
    <meta:editing-cycles>23</meta:editing-cycles>
    <meta:editing-duration>PT33480S</meta:editing-duration>
    <meta:document-statistic meta:page-count="3" meta:paragraph-count="5" meta:word-count="399" meta:character-count="2669" meta:row-count="18" meta:non-whitespace-character-count="2275"/>
  </office:meta>
</office:document-meta>
</file>